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subtitle">
      <style:graphic-properties draw:fill-color="#ffffff" draw:auto-grow-height="true" fo:min-height="9.13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draw:fill="solid" draw:fill-color="#ff9900" fo:min-height="8.884cm"/>
    </style:style>
    <style:style style:name="co1" style:family="table-column">
      <style:table-column-properties style:column-width="2.401cm" style:use-optimal-column-width="false"/>
    </style:style>
    <style:style style:name="co2" style:family="table-column">
      <style:table-column-properties style:column-width="13.755cm" style:use-optimal-column-width="false"/>
    </style:style>
    <style:style style:name="ro1" style:family="table-row">
      <style:table-row-properties style:row-height="0.76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="solid" draw:fill-color="#ff9900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senvolvimento Web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DWEI5 – Desenvolvimento Web</text:p>
            <text:p/>
            <text:p>Tabel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abelas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p text:style-name="P2">Tabelas são usadas para tabular dados não para fazer o design da página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footer-name="ftr1">
        <office:forms form:automatic-focus="false" form:apply-design-mode="false"/>
        <draw:frame presentation:style-name="pr6" draw:layer="layout" svg:width="11cm" svg:height="2.63cm" svg:x="1.4cm" svg:y="0.627cm" presentation:class="title" presentation:user-transformed="true">
          <draw:text-box>
            <text:p>Tabelas</text:p>
          </draw:text-box>
        </draw:frame>
        <draw:frame presentation:style-name="pr7" draw:layer="layout" svg:width="10.4cm" svg:height="9.134cm" svg:x="1.4cm" svg:y="3.685cm" presentation:class="outline" presentation:user-transformed="true">
          <draw:text-box>
            <text:list text:style-name="L2">
              <text:list-item>
                <text:p>&lt;table&gt; - A tabela em si.</text:p>
              </text:list-item>
              <text:list-item>
                <text:p>&lt;tr&gt; → as linhas</text:p>
              </text:list-item>
              <text:list-item>
                <text:p>&lt;td&gt; → as colunas</text:p>
              </text:list-item>
            </text:list>
          </draw:text-box>
        </draw:frame>
        <draw:frame presentation:style-name="pr8" draw:text-style-name="P4" draw:layer="layout" svg:width="15.6cm" svg:height="15.684cm" svg:x="12.4cm" svg:y="0.066cm" presentation:class="outline" presentation:user-transformed="true">
          <draw:text-box>
            <text:p><text:s/>&lt;table&gt;</text:p>
            <text:p><text:s text:c="2"/>&lt;tr&gt;</text:p>
            <text:p><text:s text:c="4"/>&lt;td&gt;Mês&lt;/td&gt;</text:p>
            <text:p><text:s text:c="4"/>&lt;td&gt;Economia&lt;/td&gt;</text:p>
            <text:p><text:s text:c="2"/>&lt;/tr&gt;</text:p>
            <text:p><text:s text:c="2"/>&lt;tr&gt;</text:p>
            <text:p><text:s text:c="4"/>&lt;td&gt;Janeiro&lt;/td&gt;</text:p>
            <text:p><text:s text:c="4"/>&lt;td&gt;R$100,00&lt;/td&gt;</text:p>
            <text:p><text:s text:c="2"/>&lt;/tr&gt;</text:p>
            <text:p>&lt;/table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>
        <office:forms form:automatic-focus="false" form:apply-design-mode="false"/>
        <draw:frame presentation:style-name="pr6" draw:layer="layout" svg:width="11cm" svg:height="2.63cm" svg:x="1.4cm" svg:y="0.627cm" presentation:class="title" presentation:user-transformed="true">
          <draw:text-box>
            <text:p>Tabelas</text:p>
          </draw:text-box>
        </draw:frame>
        <draw:frame presentation:style-name="pr7" draw:layer="layout" svg:width="10.4cm" svg:height="9.134cm" svg:x="1.4cm" svg:y="3.685cm" presentation:class="outline" presentation:user-transformed="true">
          <draw:text-box>
            <text:list text:style-name="L2">
              <text:list-item>
                <text:p>Para definir a primeira linha ou primeira coluna como o cabeçalho da tabela usamos a tag &lt;th&gt;</text:p>
              </text:list-item>
            </text:list>
          </draw:text-box>
        </draw:frame>
        <draw:frame presentation:style-name="pr8" draw:text-style-name="P4" draw:layer="layout" svg:width="15.6cm" svg:height="15.684cm" svg:x="12.4cm" svg:y="0.066cm" presentation:class="outline" presentation:user-transformed="true">
          <draw:text-box>
            <text:p><text:s/>&lt;table&gt;</text:p>
            <text:p><text:s text:c="2"/>&lt;tr&gt;</text:p>
            <text:p><text:s text:c="4"/>&lt;th&gt;Mês&lt;/th&gt;</text:p>
            <text:p><text:s text:c="4"/>&lt;th&gt;Economia&lt;/th&gt;</text:p>
            <text:p><text:s text:c="2"/>&lt;/tr&gt;</text:p>
            <text:p><text:s text:c="2"/>&lt;tr&gt;</text:p>
            <text:p><text:s text:c="4"/>&lt;td&gt;Janeiro&lt;/td&gt;</text:p>
            <text:p><text:s text:c="4"/>&lt;td&gt;R$100,00&lt;/td&gt;</text:p>
            <text:p><text:s text:c="2"/>&lt;/tr&gt;</text:p>
            <text:p>&lt;/table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 presentation:use-footer-name="ftr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abela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Você também pode mesclar linhas e colunas com </text:p>
                <text:list>
                  <text:list-item>
                    <text:p>rowspan</text:p>
                  </text:list-item>
                  <text:list-item>
                    <text:p>cols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 presentation:use-footer-name="ftr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Vamos Construir uma Tabela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uponha que queiramos construir uma tabela de orçamento com itens e valores.</text:p>
              </text:list-item>
              <text:list-item>
                <text:p>Coloque bordas na tabela.</text:p>
              </text:list-item>
              <text:list-item>
                <text:p>Destaque uma linha utilizando uma classe css para fazer iss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footer-name="ftr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Exercício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Na sua página pessoal crie uma seção disciplinas. </text:p>
              </text:list-item>
              <text:list-item>
                <text:p>Essa seção deve conter as disciplinas cursadas na graduação.</text:p>
              </text:list-item>
              <text:list-item>
                <text:p>Não se preocupe em incluir todas. Inclua pelo menos 5. </text:p>
                <text:list>
                  <text:list-item>
                    <text:p>Se a disciplina desenvolvimento web não estiver na lista → ponto negativo. (brincadeira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footer-name="ftr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Exercício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Inclua na sua página pessoal um formulário para as pessoas entrarem em contato com você.</text:p>
              </text:list-item>
              <text:list-item>
                <text:p>Deve ser uma página separada com link na página principal. </text:p>
              </text:list-item>
              <text:list-item>
                <text:p>Solicite os seguintes dados</text:p>
                <text:list>
                  <text:list-item>
                    <text:p>Nome – Obrigatório.</text:p>
                  </text:list-item>
                  <text:list-item>
                    <text:p>Fone – Obrigatório. </text:p>
                  </text:list-item>
                  <text:list-item>
                    <text:p>E-mail – Obrigatório.</text:p>
                  </text:list-item>
                  <text:list-item>
                    <text:p>Motivo do contato. (Em motivo do contato faça uma pré-seleção das possibilidades e exiba para o usuário clicar sobre)</text:p>
                  </text:list-item>
                  <text:list-item>
                    <text:p>Comentários gerais.</text:p>
                  </text:list-item>
                </text:list>
              </text:list-item>
              <text:list-item>
                <text:p>No final do formulário disponibilize seu e-mail dentro de uma tabela da seguinte forma:</text:p>
              </text:list-item>
            </text:list>
          </draw:text-box>
        </draw:frame>
        <draw:frame draw:style-name="standard" draw:layer="layout" svg:width="16.155cm" svg:height="0.971cm" svg:x="4.444cm" svg:y="12.9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e-mail</text:p>
              </table:table-cell>
              <table:table-cell>
                <text:p>xxxx@xxxxx.ifsp.edu.b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6:21:38.915945059</meta:creation-date>
    <dc:date>2018-02-24T14:10:05.160213467</dc:date>
    <meta:editing-duration>P1DT15H14M41S</meta:editing-duration>
    <meta:editing-cycles>63</meta:editing-cycles>
    <meta:generator>LibreOffice/5.1.6.2$Linux_X86_64 LibreOffice_project/10m0$Build-2</meta:generator>
    <meta:document-statistic meta:object-count="55"/>
  </office:meta>
</office:document-meta>
</file>